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ParserUtils.setExternalSchemaURL( XMLReader xr , String namespace , String u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ParserUtils.getXML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Utils.setExternalSchemaURL( DOMParser dp , String namespace , String u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ParserUtils.getDocumentBuild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Utils.getSAXPars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Utils.setNamespaces( XMLReader x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ParserUtils.addExternalSchemaURL( DOMParser dp , String namespace , String u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XMLParserUtils.getDOM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arserUtils.getXercesSerializer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ParserUtils.addExternalSchemaURL( XMLReader xr , String namespace , String u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